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2_20_Dots_20_3_20_Dashes" svg:stroke-width="0.051cm" svg:stroke-color="#ed1c24" draw:marker-start-width="0.357cm" draw:marker-end-width="0.357cm" draw:fill="solid" draw:fill-color="#fffbcc" draw:auto-grow-height="false" fo:min-height="2.672cm" fo:min-width="2.977cm" fo:padding-top="0.151cm" fo:padding-bottom="0.151cm" fo:padding-left="0.276cm" fo:padding-right="0.276cm" fo:wrap-option="no-wrap"/>
    </style:style>
    <style:style style:name="gr2" style:family="graphic" style:parent-style-name="objectwithoutfill">
      <style:graphic-properties svg:stroke-width="0.051cm" svg:stroke-color="#f5822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="solid" draw:fill-color="#28a127" draw:textarea-horizontal-align="justify" draw:textarea-vertical-align="middle" draw:auto-grow-height="false" fo:min-height="0cm" fo:min-width="0.072cm"/>
    </style:style>
    <style:style style:name="gr4" style:family="graphic" style:parent-style-name="standard">
      <style:graphic-properties svg:stroke-color="#395511" draw:fill="solid" draw:fill-color="#28a127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.072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3465a4" draw:fill="solid" draw:fill-color="#f5822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3465a4" draw:fill="solid" draw:fill-color="#59c5c7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solid" draw:stroke-dash="Ultrafine_20_2_20_Dots_20_3_20_Dashes" svg:stroke-width="0.051cm" svg:stroke-color="#ed1c24" draw:marker-start-width="0.357cm" draw:marker-end-width="0.357cm" draw:fill="solid" draw:fill-color="#fffbcc" draw:auto-grow-height="false" fo:min-height="2.772cm" fo:min-width="3.077cm" fo:padding-top="0.151cm" fo:padding-bottom="0.151cm" fo:padding-left="0.276cm" fo:padding-right="0.276cm" fo:wrap-option="no-wrap"/>
    </style:style>
    <style:style style:name="gr11" style:family="graphic" style:parent-style-name="standard">
      <style:graphic-properties draw:stroke="dash" draw:stroke-dash="Fine_20_Dashed" svg:stroke-width="0.051cm" svg:stroke-color="#59c5c7" draw:marker-start-width="0.356cm" draw:marker-end-width="0.356cm" draw:fill="none" draw:textarea-horizontal-align="justify" draw:textarea-vertical-align="middle" draw:auto-grow-height="false" fo:min-height="3.596cm" fo:min-width="3.816cm" fo:padding-top="0.151cm" fo:padding-bottom="0.151cm" fo:padding-left="0.276cm" fo:padding-right="0.276cm"/>
    </style:style>
    <style:style style:name="gr12" style:family="graphic" style:parent-style-name="standard">
      <style:graphic-properties draw:stroke="dash" draw:stroke-dash="Fine_20_Dashed" svg:stroke-width="0.051cm" svg:stroke-color="#89c765" draw:marker-start-width="0.356cm" draw:marker-end-width="0.356cm" draw:fill="none" draw:textarea-horizontal-align="justify" draw:textarea-vertical-align="middle" draw:auto-grow-height="false" fo:min-height="7.492cm" fo:min-width="7.858cm" fo:padding-top="0.151cm" fo:padding-bottom="0.151cm" fo:padding-left="0.276cm" fo:padding-right="0.276cm"/>
    </style:style>
    <style:style style:name="gr13" style:family="graphic" style:parent-style-name="standard">
      <style:graphic-properties draw:stroke="solid" svg:stroke-width="0.051cm" svg:stroke-color="#ff0000" draw:marker-start-width="0.279cm" draw:marker-end-width="0.279cm" draw:fill="hatch" draw:fill-color="#ffffff" draw:fill-hatch-name="Hatching_20_6" draw:fill-hatch-solid="true" draw:textarea-horizontal-align="justify" draw:textarea-vertical-align="middle" draw:auto-grow-height="false" fo:min-height="1.902cm" fo:min-width="0.155cm" fo:padding-top="0.15cm" fo:padding-bottom="0.15cm" fo:padding-left="0.275cm" fo:padding-right="0.275cm"/>
    </style:style>
    <style:style style:name="gr14" style:family="graphic" style:parent-style-name="standard">
      <style:graphic-properties draw:stroke="solid" svg:stroke-width="0.051cm" svg:stroke-color="#ff0000" draw:marker-start-width="0.279cm" draw:marker-end-width="0.279cm" draw:fill="hatch" draw:fill-color="#ffffff" draw:fill-hatch-name="Hatching_20_6" draw:fill-hatch-solid="true" draw:textarea-horizontal-align="justify" draw:textarea-vertical-align="middle" draw:auto-grow-height="false" fo:min-height="1.942cm" fo:min-width="0.063cm" fo:padding-top="0.15cm" fo:padding-bottom="0.15cm" fo:padding-left="0.275cm" fo:padding-right="0.275cm"/>
    </style:style>
    <style:style style:name="gr15" style:family="graphic" style:parent-style-name="standard">
      <style:graphic-properties draw:stroke="dash" draw:stroke-dash="Fine_20_Dashed" svg:stroke-width="0.051cm" svg:stroke-color="#59c5c7" draw:marker-start-width="0.356cm" draw:marker-end-width="0.356cm" draw:fill="none" draw:textarea-horizontal-align="justify" draw:textarea-vertical-align="middle" draw:auto-grow-height="false" fo:min-height="3.546cm" fo:min-width="3.766cm" fo:padding-top="0.151cm" fo:padding-bottom="0.151cm" fo:padding-left="0.276cm" fo:padding-right="0.276cm" draw:shadow="hidden"/>
    </style:style>
    <style:style style:name="gr16" style:family="graphic" style:parent-style-name="standard">
      <style:graphic-properties draw:stroke="dash" draw:stroke-dash="Fine_20_Dashed" svg:stroke-width="0.051cm" svg:stroke-color="#89c765" draw:marker-start-width="0.356cm" draw:marker-end-width="0.356cm" draw:fill="none" draw:textarea-horizontal-align="justify" draw:textarea-vertical-align="middle" draw:auto-grow-height="false" fo:min-height="7.442cm" fo:min-width="7.808cm" fo:padding-top="0.151cm" fo:padding-bottom="0.151cm" fo:padding-left="0.276cm" fo:padding-right="0.276cm" draw:shadow="hidden"/>
    </style:style>
    <style:style style:name="P1" style:family="paragraph">
      <loext:graphic-properties draw:fill="solid" draw:fill-color="#fffbcc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28a127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58220"/>
      <style:paragraph-properties fo:text-align="center"/>
    </style:style>
    <style:style style:name="P6" style:family="paragraph">
      <loext:graphic-properties draw:fill="solid" draw:fill-color="#89c765"/>
      <style:paragraph-properties fo:text-align="center"/>
    </style:style>
    <style:style style:name="P7" style:family="paragraph">
      <loext:graphic-properties draw:fill="solid" draw:fill-color="#59c5c7"/>
      <style:paragraph-properties fo:text-align="center"/>
    </style:style>
    <style:style style:name="P8" style:family="paragraph">
      <loext:graphic-properties draw:fill="hatch" draw:fill-color="#ffffff" draw:fill-hatch-name="Hatching_20_6" draw:fill-hatch-solid="tru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0.212cm" svg:height="9.657cm" svg:x="4.673cm" svg:y="1.42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362.5181196935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2" draw:text-style-name="P2" draw:layer="layout" svg:x1="12.265cm" svg:y1="6.446cm" svg:x2="13.296cm" svg:y2="6.591cm">
          <text:p/>
        </draw:line>
        <draw:line draw:style-name="gr2" draw:text-style-name="P2" draw:layer="layout" svg:x1="14.389cm" svg:y1="6.458cm" svg:x2="13.35cm" svg:y2="6.592cm">
          <text:p/>
        </draw:line>
        <draw:g>
          <draw:glue-point draw:id="4" svg:x="0.034cm" svg:y="-0.206cm"/>
          <draw:g>
            <draw:polygon draw:style-name="gr3" draw:text-style-name="P3" draw:layer="layout" svg:width="0.344cm" svg:height="0.335cm" svg:x="14.22cm" svg:y="6.279cm" svg:viewBox="0 0 345 336" draw:points="0,56 51,6 170,125 294,0 345,50 220,175 330,285 280,336 170,226 65,330 15,280 119,175">
              <draw:glue-point draw:id="4" svg:x="-0.04cm" svg:y="0.329cm"/>
              <text:p/>
            </draw:polygon>
            <draw:custom-shape draw:style-name="gr4" draw:text-style-name="P3" draw:layer="layout" svg:width="0.262cm" svg:height="0.262cm" svg:x="14.093cm" svg:y="6.16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262cm" svg:height="0.262cm" svg:x="14.417cm" svg:y="6.16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262cm" svg:height="0.262cm" svg:x="14.417cm" svg:y="6.4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262cm" svg:height="0.262cm" svg:x="14.093cm" svg:y="6.4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lue-point draw:id="4" svg:x="0.034cm" svg:y="-0.206cm"/>
          <draw:g>
            <draw:polygon draw:style-name="gr5" draw:text-style-name="P4" draw:layer="layout" svg:width="0.344cm" svg:height="0.335cm" svg:x="12.12cm" svg:y="6.279cm" svg:viewBox="0 0 345 336" draw:points="0,56 51,6 170,125 294,0 345,50 220,175 330,285 280,336 170,226 65,330 15,280 119,175">
              <draw:glue-point draw:id="4" svg:x="-0.04cm" svg:y="0.329cm"/>
              <text:p/>
            </draw:polygon>
            <draw:custom-shape draw:style-name="gr6" draw:text-style-name="P4" draw:layer="layout" svg:width="0.262cm" svg:height="0.262cm" svg:x="11.993cm" svg:y="6.16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263cm" svg:height="0.262cm" svg:x="12.317cm" svg:y="6.16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263cm" svg:height="0.262cm" svg:x="12.317cm" svg:y="6.4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262cm" svg:height="0.262cm" svg:x="11.993cm" svg:y="6.4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7" draw:text-style-name="P5" draw:layer="layout" svg:width="0.237cm" svg:height="0.237cm" svg:x="13.222cm" svg:y="6.4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48cm" svg:height="0.248cm" svg:x="14.26cm" svg:y="5.2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0.248cm" svg:height="0.248cm" draw:transform="rotate (1.5707963267949) translate (9.813cm 2.01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0.248cm" svg:height="0.248cm" draw:transform="rotate (-1.5707963267949) translate (9.903cm 10.40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0.248cm" svg:height="0.248cm" draw:transform="rotate (-1.5707963267949) translate (9.914cm 8.35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0.248cm" svg:height="0.248cm" svg:x="12.15cm" svg:y="5.23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0.248cm" svg:height="0.248cm" draw:transform="rotate (1.5707963267949) translate (9.813cm 4.2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10.212cm" svg:height="9.657cm" svg:x="4.674cm" svg:y="15.18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362.5181196935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text-style-name="P2" draw:layer="layout" svg:width="4.788cm" svg:height="4.318cm" svg:x="7.487cm" svg:y="17.8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9.252cm" svg:height="8.636cm" svg:x="5.128cm" svg:y="15.6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2.266cm" svg:y1="20.205cm" svg:x2="13.297cm" svg:y2="20.35cm">
          <text:p/>
        </draw:line>
        <draw:line draw:style-name="gr2" draw:text-style-name="P2" draw:layer="layout" svg:x1="14.39cm" svg:y1="20.217cm" svg:x2="13.351cm" svg:y2="20.351cm">
          <text:p/>
        </draw:line>
        <draw:g>
          <draw:glue-point draw:id="4" svg:x="0.034cm" svg:y="-0.206cm"/>
          <draw:g>
            <draw:polygon draw:style-name="gr3" draw:text-style-name="P3" draw:layer="layout" svg:width="0.344cm" svg:height="0.335cm" svg:x="14.221cm" svg:y="20.038cm" svg:viewBox="0 0 345 336" draw:points="0,56 51,6 170,125 294,0 345,50 220,175 330,285 280,336 170,226 65,330 15,280 119,175">
              <draw:glue-point draw:id="4" svg:x="-0.04cm" svg:y="0.329cm"/>
              <text:p/>
            </draw:polygon>
            <draw:custom-shape draw:style-name="gr4" draw:text-style-name="P3" draw:layer="layout" svg:width="0.262cm" svg:height="0.262cm" svg:x="14.094cm" svg:y="19.92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262cm" svg:height="0.262cm" svg:x="14.418cm" svg:y="19.92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262cm" svg:height="0.262cm" svg:x="14.418cm" svg:y="20.2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262cm" svg:height="0.262cm" svg:x="14.094cm" svg:y="20.2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lue-point draw:id="4" svg:x="0.034cm" svg:y="-0.206cm"/>
          <draw:g>
            <draw:polygon draw:style-name="gr5" draw:text-style-name="P4" draw:layer="layout" svg:width="0.344cm" svg:height="0.335cm" svg:x="12.121cm" svg:y="20.038cm" svg:viewBox="0 0 345 336" draw:points="0,56 51,6 170,125 294,0 345,50 220,175 330,285 280,336 170,226 65,330 15,280 119,175">
              <draw:glue-point draw:id="4" svg:x="-0.04cm" svg:y="0.329cm"/>
              <text:p/>
            </draw:polygon>
            <draw:custom-shape draw:style-name="gr6" draw:text-style-name="P4" draw:layer="layout" svg:width="0.262cm" svg:height="0.262cm" svg:x="11.994cm" svg:y="19.92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263cm" svg:height="0.262cm" svg:x="12.318cm" svg:y="19.92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263cm" svg:height="0.262cm" svg:x="12.318cm" svg:y="20.2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262cm" svg:height="0.262cm" svg:x="11.994cm" svg:y="20.2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7" draw:text-style-name="P5" draw:layer="layout" svg:width="0.237cm" svg:height="0.237cm" svg:x="13.223cm" svg:y="20.2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48cm" svg:height="0.248cm" svg:x="14.261cm" svg:y="18.99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0.248cm" svg:height="0.248cm" draw:transform="rotate (1.5707963267949) translate (9.814cm 15.77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0.248cm" svg:height="0.248cm" draw:transform="rotate (-3.14159265358979) translate (5.255cm 20.1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0.248cm" svg:height="0.248cm" draw:transform="rotate (-1.5707963267949) translate (9.904cm 24.16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0.248cm" svg:height="0.248cm" draw:transform="rotate (-1.5707963267949) translate (9.903cm 22.0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0.248cm" svg:height="0.248cm" svg:x="12.151cm" svg:y="18.99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0.248cm" svg:height="0.248cm" draw:transform="rotate (1.5707963267949) translate (9.814cm 18.00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0.248cm" svg:height="0.248cm" draw:transform="rotate (-3.14159265358979) translate (7.614cm 20.1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8" draw:layer="layout" svg:width="0.705cm" svg:height="2.202cm" svg:x="7.268cm" svg:y="5.3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0.613cm" svg:height="2.242cm" svg:x="4.674cm" svg:y="5.2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248cm" svg:height="0.248cm" draw:transform="rotate (-3.14159265358979) translate (5.769cm 6.56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0.248cm" svg:height="0.248cm" draw:transform="rotate (-3.14159265358979) translate (6.924cm 6.56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15" draw:text-style-name="P2" draw:layer="layout" svg:width="5.503cm" svg:height="4.373cm" svg:x="6.771cm" svg:y="4.128cm" svg:viewBox="0 0 5504 4374" svg:d="M1434 0c-360 0-719 359-719 719 7 56-53 100-53 156-2 67-663-32-662 24 21 848 28 1929 24 2766-19 36 851-24 890 60 118 253-72 595 217 649 1117 0 2536-55 3653-55 360 0 720-360 720-720 0-960 0-1920 0-2880 0-360-360-719-720-719-1117 0-2233 0-3350 0zM715 0zM5504 4319z">
          <text:p/>
        </draw:path>
        <draw:path draw:style-name="gr16" draw:text-style-name="P2" draw:layer="layout" svg:width="9.266cm" svg:height="8.636cm" svg:x="5.113cm" svg:y="1.892cm" svg:viewBox="0 0 9267 8637" svg:d="M1453 0c-720 0-1439 719-1439 1439 21 541 45 1107 45 1648 288 0 493-1 505-37-25 409-36 2574-36 2899-159 1-225-28-526 8-12 277 34 936 12 1240-12 436 719 1440 1439 1440 2125 0 4249 0 6374 0 720 0 1440-720 1440-1440 0-1919 0-3839 0-5758 0-720-720-1439-1440-1439-2125 0-4249 0-6374 0zM14 0zM9267 8637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Hatching_20_6" draw:display-name="Hatching 6" draw:style="single" draw:color="#ff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05T14:05:07.747304389</meta:creation-date>
    <dc:date>2021-03-12T16:52:46.447175003</dc:date>
    <meta:editing-duration>PT5H20M27S</meta:editing-duration>
    <meta:editing-cycles>12</meta:editing-cycles>
    <meta:generator>LibreOffice/6.0.7.3$Linux_X86_64 LibreOffice_project/00m0$Build-3</meta:generator>
    <meta:document-statistic meta:object-count="58"/>
  </office:meta>
</office:document-meta>
</file>